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ichelt</text:p>
          </table:table-cell>
        </table:table-row>
        <table:table-row table:style-name="ro1">
          <table:table-cell office:value-type="string" calcext:value-type="string">
            <text:p>J2, J3, J4, J5, J6, J7, J8, J9</text:p>
          </table:table-cell>
          <table:table-cell office:value-type="string" calcext:value-type="string">
            <text:p>Wannenstecker 10po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J16, J17</text:p>
          </table:table-cell>
          <table:table-cell office:value-type="string" calcext:value-type="string">
            <text:p>PSK 4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nsion, not needed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R7, R8, R9, R10, R11, R12, R13, R14, R1, R3</text:p>
          </table:table-cell>
          <table:table-cell office:value-type="string" calcext:value-type="string">
            <text:p>Widerstand 0805 4k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J20, J19, J15</text:p>
          </table:table-cell>
          <table:table-cell office:value-type="string" calcext:value-type="string">
            <text:p>Wannenstecker 16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x Extension, 1x LCD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AX7221C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C2, C8, C10, C9, C6, C7, C5, C14, C4</text:p>
          </table:table-cell>
          <table:table-cell office:value-type="string" calcext:value-type="string">
            <text:p>100nF 0805</text:p>
          </table:table-cell>
          <table:table-cell table:number-columns-repeated="2"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C11, C12</text:p>
          </table:table-cell>
          <table:table-cell office:value-type="string" calcext:value-type="string">
            <text:p>22pF 0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, 16MHz, HC49 Fla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9k9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erenzwiderstand!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FTDI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MAX485CSA</text:p>
          </table:table-cell>
          <table:table-cell table:number-columns-repeated="2"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unbestüc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unbestüc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, D3</text:p>
          </table:table-cell>
          <table:table-cell office:value-type="string" calcext:value-type="string">
            <text:p>1N53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USB-A-Buch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0µF El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Wannenstecker 6p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0805 10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per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J12, J13, J14</text:p>
          </table:table-cell>
          <table:table-cell office:value-type="string" calcext:value-type="string">
            <text:p>PSK 3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MX, 2x Joysti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Joysti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elche Farben?</text:p>
          </table:table-cell>
          <table:table-cell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LEDs, 3mm bedraht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lche Farben?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Tri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ch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8:44:43.007946058</meta:creation-date>
    <dc:date>2020-02-03T19:36:45.657007012</dc:date>
    <meta:editing-duration>PT10M12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